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76947052963034707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12808678430390242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90290467053900080"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112898420105858887"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07155301478475925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08874234189666968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2396666415824898875"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03289863111988680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674484" text:continue-list="list2396666415824898875"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62143859172625366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68052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66285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676342"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656294"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671072"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843308519070355832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1122869201420583547"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53161804294598973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666186"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94345479536518691"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46216136102737563"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89197677845444704" text:style-name="L15">
        <text:list-item>
          <text:list>
            <text:list-header>
              <text:p text:style-name="P182">1.5 miles averaging about 9:40/mile and rest 1 min</text:p>
            </text:list-header>
          </text:list>
        </text:list-item>
      </text:list>
      <text:p text:style-name="P24">1 mile in 8:26 and rest 2 min</text:p>
      <text:list xml:id="list1092120196308290724"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202430454933719304"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672898"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26496601643263781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651886367023116951"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200151367586316418"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658842" text:continue-list="list2651886367023116951" text:style-name="L19">
        <text:list-item>
          <text:list>
            <text:list-header>
              <text:p text:style-name="P186">(Pace*HR)=1240</text:p>
            </text:list-header>
          </text:list>
        </text:list-item>
      </text:list>
      <text:list xml:id="list39656533" text:continue-list="list1264966016432637811" text:style-name="L18">
        <text:list-item>
          <text:list>
            <text:list-header>
              <text:p text:style-name="P185">2 miles at 10:46/mile Ave HR= 121 bpm and rest a few minutes</text:p>
            </text:list-header>
          </text:list>
        </text:list-item>
      </text:list>
      <text:list xml:id="list39663072" text:continue-list="list39658842"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669303"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65195453684516276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05417333750198271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660978461241005086"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130415750907982003"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139411016161192712"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08535636933908441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679254"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654751"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39574423303713297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903460450955813322"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67011041975743287"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411982452375762917"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94435060731020736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14285618239865693" text:style-name="L32">
        <text:list-item>
          <text:list>
            <text:list-header>
              <text:p text:style-name="P196">0.25 miles in 2:54</text:p>
              <text:p text:style-name="P196">1 mile in 9:21 going faster as I ran and ending at around 8:30 pace</text:p>
            </text:list-header>
          </text:list>
        </text:list-item>
      </text:list>
      <text:list xml:id="list856744712376400998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14740637062753507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38631751373917710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125789024951415243"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344257649487348137"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9T19:41:30.42</dc:date>
    <dc:creator>James Lombardi</dc:creator>
    <meta:editing-duration>P24DT5H16S</meta:editing-duration>
    <meta:editing-cycles>1940</meta:editing-cycles>
    <meta:generator>OpenOffice/4.1.2$Win32 OpenOffice.org_project/412m3$Build-9782</meta:generator>
    <meta:document-statistic meta:table-count="0" meta:image-count="9" meta:object-count="0" meta:page-count="194" meta:paragraph-count="5638" meta:word-count="60915" meta:character-count="312168"/>
  </office:meta>
</office:document-meta>
</file>